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4D8000006DA6156EAAF.png" manifest:media-type="image/png"/>
  <manifest:file-entry manifest:full-path="Pictures/10000000000004D8000006DA153A7095.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start"/>
      <style:text-properties style:text-line-through-style="none" fo:font-style="normal"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text form:name="Kalenderwoche" form:control-implementation="ooo:com.sun.star.form.component.TextField" form:id="control1" form:current-value="50/12" form:convert-empty-to-null="true">
            <form:properties>
              <form:property form:property-name="DefaultControl" office:value-type="string" office:string-value="com.sun.star.form.control.TextField"/>
            </form:properties>
          </form:text>
          <form:text form:name="Datum von" form:control-implementation="ooo:com.sun.star.form.component.TextField" form:id="control2" form:current-value="10.12.2012" form:convert-empty-to-null="true">
            <form:properties>
              <form:property form:property-name="DefaultControl" office:value-type="string" office:string-value="com.sun.star.form.control.TextField"/>
            </form:properties>
          </form:text>
          <form:text form:name="Datum bis" form:control-implementation="ooo:com.sun.star.form.component.TextField" form:id="control3" form:current-value="16.12.2012" form:convert-empty-to-null="true">
            <form:properties>
              <form:property form:property-name="DefaultControl" office:value-type="string" office:string-value="com.sun.star.form.control.TextField"/>
            </form:properties>
          </form:text>
          <form:text form:name="Montag regen" form:control-implementation="ooo:com.sun.star.form.component.TextField" form:id="control4" form:current-value="3.1" form:convert-empty-to-null="true">
            <form:properties>
              <form:property form:property-name="DefaultControl" office:value-type="string" office:string-value="com.sun.star.form.control.TextField"/>
            </form:properties>
          </form:text>
          <form:text form:name="Montag hoch temp" form:control-implementation="ooo:com.sun.star.form.component.TextField" form:id="control5" form:current-value="4.3" form:convert-empty-to-null="true">
            <form:properties>
              <form:property form:property-name="DefaultControl" office:value-type="string" office:string-value="com.sun.star.form.control.TextField"/>
            </form:properties>
          </form:text>
          <form:text form:name="Montag tief temp" form:control-implementation="ooo:com.sun.star.form.component.TextField" form:id="control6" form:current-value="0.4" form:convert-empty-to-null="true">
            <form:properties>
              <form:property form:property-name="DefaultControl" office:value-type="string" office:string-value="com.sun.star.form.control.TextField"/>
            </form:properties>
          </form:text>
          <form:text form:name="Montag wetter" form:control-implementation="ooo:com.sun.star.form.component.TextField" form:id="control7" form:current-value="v.m. aufgelockert  n.m. aufgelockert" form:convert-empty-to-null="true">
            <form:properties>
              <form:property form:property-name="DefaultControl" office:value-type="string" office:string-value="com.sun.star.form.control.TextField"/>
            </form:properties>
          </form:text>
          <form:text form:name="Dienstag regen" form:control-implementation="ooo:com.sun.star.form.component.TextField" form:id="control8" form:current-value="0.3" form:convert-empty-to-null="true">
            <form:properties>
              <form:property form:property-name="DefaultControl" office:value-type="string" office:string-value="com.sun.star.form.control.TextField"/>
            </form:properties>
          </form:text>
          <form:text form:name="Dienstag hoch temp" form:control-implementation="ooo:com.sun.star.form.component.TextField" form:id="control9" form:current-value="0.5" form:convert-empty-to-null="true">
            <form:properties>
              <form:property form:property-name="DefaultControl" office:value-type="string" office:string-value="com.sun.star.form.control.TextField"/>
            </form:properties>
          </form:text>
          <form:text form:name="Dienstag tief temp" form:control-implementation="ooo:com.sun.star.form.component.TextField" form:id="control10" form:current-value="-3.6" form:convert-empty-to-null="true">
            <form:properties>
              <form:property form:property-name="DefaultControl" office:value-type="string" office:string-value="com.sun.star.form.control.TextField"/>
            </form:properties>
          </form:text>
          <form:text form:name="Dienstag wetter" form:control-implementation="ooo:com.sun.star.form.component.TextField" form:id="control11" form:current-value="v.m. aufgelockert  n.m. leicht bewölkt" form:convert-empty-to-null="true">
            <form:properties>
              <form:property form:property-name="DefaultControl" office:value-type="string" office:string-value="com.sun.star.form.control.TextField"/>
            </form:properties>
          </form:text>
          <form:text form:name="Mittwoch regen" form:control-implementation="ooo:com.sun.star.form.component.TextField" form:id="control12" form:convert-empty-to-null="true">
            <form:properties>
              <form:property form:property-name="DefaultControl" office:value-type="string" office:string-value="com.sun.star.form.control.TextField"/>
            </form:properties>
          </form:text>
          <form:text form:name="Mittwoch hoch temp" form:control-implementation="ooo:com.sun.star.form.component.TextField" form:id="control13" form:current-value="1.9" form:convert-empty-to-null="true">
            <form:properties>
              <form:property form:property-name="DefaultControl" office:value-type="string" office:string-value="com.sun.star.form.control.TextField"/>
            </form:properties>
          </form:text>
          <form:text form:name="Mittwoch tief temp" form:control-implementation="ooo:com.sun.star.form.component.TextField" form:id="control14" form:current-value="-3.9" form:convert-empty-to-null="true">
            <form:properties>
              <form:property form:property-name="DefaultControl" office:value-type="string" office:string-value="com.sun.star.form.control.TextField"/>
            </form:properties>
          </form:text>
          <form:text form:name="Mittwoch wetter" form:control-implementation="ooo:com.sun.star.form.component.TextField" form:id="control15" form:current-value="v.m. aufgelockert  n.m. aufgelockert" form:convert-empty-to-null="true">
            <form:properties>
              <form:property form:property-name="DefaultControl" office:value-type="string" office:string-value="com.sun.star.form.control.TextField"/>
            </form:properties>
          </form:text>
          <form:text form:name="Donnerstag regen" form:control-implementation="ooo:com.sun.star.form.component.TextField" form:id="control16" form:convert-empty-to-null="true">
            <form:properties>
              <form:property form:property-name="DefaultControl" office:value-type="string" office:string-value="com.sun.star.form.control.TextField"/>
            </form:properties>
          </form:text>
          <form:text form:name="Donnerstag hoch temp" form:control-implementation="ooo:com.sun.star.form.component.TextField" form:id="control17" form:current-value="-0.4" form:convert-empty-to-null="true">
            <form:properties>
              <form:property form:property-name="DefaultControl" office:value-type="string" office:string-value="com.sun.star.form.control.TextField"/>
            </form:properties>
          </form:text>
          <form:text form:name="Donnerstag tief temp" form:control-implementation="ooo:com.sun.star.form.component.TextField" form:id="control18" form:current-value="-5.7" form:convert-empty-to-null="true">
            <form:properties>
              <form:property form:property-name="DefaultControl" office:value-type="string" office:string-value="com.sun.star.form.control.TextField"/>
            </form:properties>
          </form:text>
          <form:text form:name="Donnerstag wetter" form:control-implementation="ooo:com.sun.star.form.component.TextField" form:id="control19" form:current-value="v.m. stark bewölkt  n.m. stark bewölkt" form:convert-empty-to-null="true">
            <form:properties>
              <form:property form:property-name="DefaultControl" office:value-type="string" office:string-value="com.sun.star.form.control.TextField"/>
            </form:properties>
          </form:text>
          <form:text form:name="Freitag regen" form:control-implementation="ooo:com.sun.star.form.component.TextField" form:id="control20" form:current-value="0.7" form:convert-empty-to-null="true">
            <form:properties>
              <form:property form:property-name="DefaultControl" office:value-type="string" office:string-value="com.sun.star.form.control.TextField"/>
            </form:properties>
          </form:text>
          <form:text form:name="Freitag hoch temp" form:control-implementation="ooo:com.sun.star.form.component.TextField" form:id="control21" form:current-value="6.8" form:convert-empty-to-null="true">
            <form:properties>
              <form:property form:property-name="DefaultControl" office:value-type="string" office:string-value="com.sun.star.form.control.TextField"/>
            </form:properties>
          </form:text>
          <form:text form:name="Freitag tief temp" form:control-implementation="ooo:com.sun.star.form.component.TextField" form:id="control22" form:current-value="-1.6" form:convert-empty-to-null="true">
            <form:properties>
              <form:property form:property-name="DefaultControl" office:value-type="string" office:string-value="com.sun.star.form.control.TextField"/>
            </form:properties>
          </form:text>
          <form:text form:name="Freitag wetter" form:control-implementation="ooo:com.sun.star.form.component.TextField" form:id="control23" form:current-value="v.m. stark bewölkt  n.m. stark bewölkt" form:convert-empty-to-null="true">
            <form:properties>
              <form:property form:property-name="DefaultControl" office:value-type="string" office:string-value="com.sun.star.form.control.TextField"/>
            </form:properties>
          </form:text>
          <form:text form:name="Samstag regen" form:control-implementation="ooo:com.sun.star.form.component.TextField" form:id="control24" form:current-value="1.4" form:convert-empty-to-null="true">
            <form:properties>
              <form:property form:property-name="DefaultControl" office:value-type="string" office:string-value="com.sun.star.form.control.TextField"/>
            </form:properties>
          </form:text>
          <form:text form:name="Samstag hoch temp" form:control-implementation="ooo:com.sun.star.form.component.TextField" form:id="control25" form:current-value="10.4" form:convert-empty-to-null="true">
            <form:properties>
              <form:property form:property-name="DefaultControl" office:value-type="string" office:string-value="com.sun.star.form.control.TextField"/>
            </form:properties>
          </form:text>
          <form:text form:name="Samstag tief temp" form:control-implementation="ooo:com.sun.star.form.component.TextField" form:id="control26" form:current-value="6.5" form:convert-empty-to-null="true">
            <form:properties>
              <form:property form:property-name="DefaultControl" office:value-type="string" office:string-value="com.sun.star.form.control.TextField"/>
            </form:properties>
          </form:text>
          <form:text form:name="Text Box 1" form:control-implementation="ooo:com.sun.star.form.component.TextField" form:id="control27" form:current-value="v.m. aufgelockert  n.m. stark bewölkt" form:convert-empty-to-null="true">
            <form:properties>
              <form:property form:property-name="DefaultControl" office:value-type="string" office:string-value="com.sun.star.form.control.TextField"/>
            </form:properties>
          </form:text>
          <form:text form:name="Sonntag regen" form:control-implementation="ooo:com.sun.star.form.component.TextField" form:id="control28" form:current-value="2.7" form:convert-empty-to-null="true">
            <form:properties>
              <form:property form:property-name="DefaultControl" office:value-type="string" office:string-value="com.sun.star.form.control.TextField"/>
            </form:properties>
          </form:text>
          <form:text form:name="Sonntag hoch temp" form:control-implementation="ooo:com.sun.star.form.component.TextField" form:id="control29" form:current-value="9.6" form:convert-empty-to-null="true">
            <form:properties>
              <form:property form:property-name="DefaultControl" office:value-type="string" office:string-value="com.sun.star.form.control.TextField"/>
            </form:properties>
          </form:text>
          <form:text form:name="Sonntag tief temp" form:control-implementation="ooo:com.sun.star.form.component.TextField" form:id="control30" form:current-value="5.7" form:convert-empty-to-null="true">
            <form:properties>
              <form:property form:property-name="DefaultControl" office:value-type="string" office:string-value="com.sun.star.form.control.TextField"/>
            </form:properties>
          </form:text>
          <form:text form:name="Sonntag wetter" form:control-implementation="ooo:com.sun.star.form.component.TextField" form:id="control31" form:current-value="v.m. aufgelockert  n.m. stark bewölkt" form:convert-empty-to-null="true">
            <form:properties>
              <form:property form:property-name="DefaultControl" office:value-type="string" office:string-value="com.sun.star.form.control.TextField"/>
            </form:properties>
          </form:text>
          <form:textarea form:name="Montag taetig" form:control-implementation="ooo:com.sun.star.form.component.TextField" form:id="control32" form:current-value="BeeVe: Für die neue Gruppenarbeit soll mein Team &quot;Blau&quot; ausgewählte Gärtnereien mit Hinsicht hinsichtlich ihres Geschäftskonzeptes, sowie Strategien  Verkaufsflächenauteilung befragen darauf basierend eine Präsentation bearbeiten. Wetterkunde: Temparaturveränderungen beim Zug der Fönwinde über Gebrige am Kontrastbesipiel: die Alpen &amp; die Eifel. ProBau: Wiederholung zu Definition des pH-Wertes &amp; Verhalten von Pflanzenährstoffen in Böden bei verschiedenen pH Werten. Deutsch - Präsentation zum Thema &quot;Dialekte in Deutschland&quot;. Pflanzenverwendung - Planung von Salatanzucht für das Gewächshaus im Frühjahr."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ienstag taetig" form:control-implementation="ooo:com.sun.star.form.component.TextField" form:id="control33" form:current-value="Bis Mittag: 1,5 AK haben die neue Halle aufgeräumt &amp; Schnee geschippt. 2,5 AK haben bis 13.30 Uhr Feldsalat (18K) im Folienhaus links geerntet und gewaschen. Bis Feierabend: 2,5 AK haben Spaten repariert &amp; bei Bodenfrost 10 Löcher für die Apfelbaum-Allee zwischen den Feldern &quot;Opa&quot; und der Pferdekoppel gegraben. 1,5 AK haben Landmaschinen und Pflastersteinpaletten an der Pferdekoppel umgesetzt."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Mittwoch taetig" form:control-implementation="ooo:com.sun.star.form.component.TextField" form:id="control34" form:current-value="Bis Mittag: 0,5 AK hat 50 Abokisten mit Barcodes ettiketiert. 1,5 AK haben Feldsalat (17K) geerntet &amp; alle Multiplatten aus dem Glashaus auf den neuen Hochablagen in der Gärtnerei-Scheune verstaut. Bis Feierabend - 1,5 Ak haben bis 15 Uhr Pferdemist vom Kompost in Blankenberg mit dem Frontlader des alten Renaults auf den Miststreuer geladen &amp; auf dem Acker &quot;Opa&quot; in Süchterscheid ausgebracht."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onnerstag taetig" form:control-implementation="ooo:com.sun.star.form.component.TextField" form:id="control35" form:current-value="Bis Mittag: 0,5 AK hat Champignons gewogen. 1,5 AK haben Holzpfähle für die uUmzäunung der jungen Apfelbäume &amp; Leisten als Streichzwischenlage für die Holzinnenverkleidung der neuen  Halle gekauft &amp; diese gesägt und genagelt. Bis Feierabend: 1,5 Ak haben restlichen Mist vom Vortag mit der Mistgabel auf den Opa-Acker ausgebracht &amp; versucht die Zapfwellenumsetzer zu den Häckslerrollen hinten am Mistwagen zu reparieren &amp; 30 Pfähle für die 10 Apfelbäume in der Allee gepflockt. "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Freitag taetig" form:control-implementation="ooo:com.sun.star.form.component.TextField" form:id="control36" form:current-value="BeVe: Gruppenarbeit blaues Team - Brainstorming zur Fragenbogenerstellung, ProBau - Arbeitsblätter &quot;Kalk und seine Wirkung auf Böden&quot; &amp; &quot;Wie kalke ich richtig?&quot; besprochen &amp; bearbeitet. Pflanzenverwendung - Anzucht von Gemüsejunpplflanzen, Abhärtung und Qualitätsmerkmale. Wetterkunde - Verschiedene Wetterwhascheinlichkeiten je nach Drucklage und Jahreszeit. "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Samstag taetig" form:control-implementation="ooo:com.sun.star.form.component.TextField" form:id="control37"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Azubi sign" form:control-implementation="ooo:com.sun.star.form.component.TextField" form:id="control38" form:convert-empty-to-null="true">
            <form:properties>
              <form:property form:property-name="DefaultControl" office:value-type="string" office:string-value="com.sun.star.form.control.TextField"/>
            </form:properties>
          </form:text>
          <form:text form:name="Chef sign" form:control-implementation="ooo:com.sun.star.form.component.TextField" form:id="control39" form:convert-empty-to-null="true">
            <form:properties>
              <form:property form:property-name="DefaultControl" office:value-type="string" office:string-value="com.sun.star.form.control.TextField"/>
            </form:properties>
          </form:text>
          <form:text form:name="Datum sign" form:control-implementation="ooo:com.sun.star.form.component.TextField" form:id="control40" form:convert-empty-to-null="true">
            <form:properties>
              <form:property form:property-name="DefaultControl" office:value-type="string" office:string-value="com.sun.star.form.control.TextField"/>
            </form:properties>
          </form:text>
          <form:text form:name="Kalenderwoche2" form:control-implementation="ooo:com.sun.star.form.component.TextField" form:id="control41" form:current-value="50/12" form:convert-empty-to-null="true">
            <form:properties>
              <form:property form:property-name="DefaultControl" office:value-type="string" office:string-value="com.sun.star.form.control.TextField"/>
            </form:properties>
          </form:text>
          <form:text form:name="Datum von2" form:control-implementation="ooo:com.sun.star.form.component.TextField" form:id="control42" form:current-value="10.12.2012" form:convert-empty-to-null="true">
            <form:properties>
              <form:property form:property-name="DefaultControl" office:value-type="string" office:string-value="com.sun.star.form.control.TextField"/>
            </form:properties>
          </form:text>
          <form:text form:name="Datum bis2" form:control-implementation="ooo:com.sun.star.form.component.TextField" form:id="control43" form:current-value="16.12.2012" form:convert-empty-to-null="true">
            <form:properties>
              <form:property form:property-name="DefaultControl" office:value-type="string" office:string-value="com.sun.star.form.control.TextField"/>
            </form:properties>
          </form:text>
          <form:textarea form:name="Montag bemerk" form:control-implementation="ooo:com.sun.star.form.component.TextField" form:id="control44" form:current-value="Nährstoffverfügbarkeiten nach ph-Wert des Bodens folgen zwei einfachen Gesetzmäßigkeiten. Erstens: Bei steigendem pH-Wert (ca. ab pH = 5) steigt die Verfügbarkeit der Hauptnährstoffe für Pflanzen (Kalium (K) &gt; Stickstoff (N) &gt; Phosphor (P), Calcium (Ca), Magnesium (Mg), Schwefel (S)). Zweitens: Bei sinkendem pH-Wert (ca. ab pH = 4) steigt die Verfügbarkeit der Spurenelemente (Eisen (Fe),Mangan (MN), Kupfer (Cu), Zink (Zn) &amp; Bor (B)). Schädlcihe Stoffe wie Alumium sind in sehr saurem Millieu ( &lt; pH = 3) verfügbar) und Molybdäen (Nährstoff für Blumenkohl) um so mehr in sehr alkalischem Böden. Optimale Boden pH-Werte sind deshalb für leichte Böden bei 5.5-6 pH und bei schweren Bödden bei 6,5-7,5 pH.  "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ienstag bemerk" form:control-implementation="ooo:com.sun.star.form.component.TextField" form:id="control45" form:current-value="Apfeljungbäume sollten bereits im Herbst oder Winter gesetzt werden, damit sich der Boden um den stark beschnittenen Jungbaum festgesetzt hat und erset Wurzelhäärchen im Frühjahr bereits Wasser und Nähstoffe für schnelles Wachstum bereitstellen können. Der starke Beschnitt von Wurzel und Trieben auf lediglich: den Stamm + 2 * 20 cm Triebe und die Hauptwurzelriebe, sorgt dafür, dass der Jungbaum über den Winter nicht viel zu versorgen hat, Heute haben wir nur die Löcher ausgehoben und die Erde daneben gelegt, was bei dem gefrorenen Boden eine heiden Arbeit war.       "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Mittwoch bemerk" form:control-implementation="ooo:com.sun.star.form.component.TextField" form:id="control46" form:current-value="Pferdemist hat mässige Nährstoffwerte an Nitrat, Kalium und Phosphat, die insbesondere in Verbindung mit der Einstreusorte (Heu, Stroh oder Sagespäne) langfristig gebunden sind und von den 20-50% erst ein Jahr nach Ausbringung pflanzenverfügbar werden. Die Mineralisierung des Pferdemists bindet sogar anfangs den bestehenden, verfügbaren Stickstoff im Boden. Dieser wird von Mikroorganismen verbraucht, um im Nchhinein mehr Nährstoff aus der  organischen Masse des Pferdemists aufzuschliessen. Daher trägt Pferdemist wie Rindermist eher langfristig zum Humusaufbau und kurzfristig zur Bodenaktivität bei, jedoch bei weitem nicht in de Maße wie Kuhmist."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onnerstag bemerk" form:control-implementation="ooo:com.sun.star.form.component.TextField" form:id="control47" form:current-value="Apfelbaumsorten, die im Obstbau gebräuchlich sind, sind in der Regel mit einer M20- Unterlage veredelt, so dass eine schnelle Fruchtbildung innerhalb von 3-4 Jahren gewährleistet ist. Die Bäume wachsen auch nur bis 3 Meter hoch bis der Haupttrieb gekappt wird, so dass sich die Äpfel besser ernten lassen. Im Fall der Ausgleichsallee in unserem Betieb in Süchterscheid werden 3 alte Baumsorten gepflanzt, die über 5 Meter wachsen und eine richtige Baumkrone ausbilden."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Freitag bemerk" form:control-implementation="ooo:com.sun.star.form.component.TextField" form:id="control48" form:current-value="Jungpflanzenqualität ist eine Voraussetzung für gleichmäßige Bestände und eine gute Ernte. Allgemein gütige Merkmale sind Sortenechtheit, gedrungener Wuchs, geringe Wurzelverluste von ballenlosen Pflanzen, Abhärtung für Frühjahrpflanzung, möglichst geringe Anzahl von Fehlstellen in den Tranportkisten, gute Trennbarkeit oder getrennte Torfballen, einwandfreie Verwachsung und Veredelung bei Gurken &amp; Tomaten, keine Transportschäden (Wäre, Frost), frei von Krankheiten und Schädlingen. Die Größe der Jungpflanzen ist hängt von der Jahreszeit, den Kosten und der Pflanztechnik ab. "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Samstag bemerk" form:control-implementation="ooo:com.sun.star.form.component.TextField" form:id="control49"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Azubi sign2" form:control-implementation="ooo:com.sun.star.form.component.TextField" form:id="control50" form:convert-empty-to-null="true">
            <form:properties>
              <form:property form:property-name="DefaultControl" office:value-type="string" office:string-value="com.sun.star.form.control.TextField"/>
            </form:properties>
          </form:text>
          <form:text form:name="Chef sign2" form:control-implementation="ooo:com.sun.star.form.component.TextField" form:id="control51" form:convert-empty-to-null="true">
            <form:properties>
              <form:property form:property-name="DefaultControl" office:value-type="string" office:string-value="com.sun.star.form.control.TextField"/>
            </form:properties>
          </form:text>
          <form:text form:name="Datum sign2" form:control-implementation="ooo:com.sun.star.form.component.TextField" form:id="control52"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agesberichte"><draw:frame draw:style-name="fr1" draw:name="graphics1" text:anchor-type="paragraph" svg:x="-0.7618in" svg:y="-0.5752in" svg:width="8.4492in" svg:height="11in" draw:z-index="5"><draw:image xlink:href="Pictures/10000000000004D8000006DA6156EAAF.png" xlink:type="simple" xlink:show="embed" xlink:actuate="onLoad"/></draw:frame><draw:frame draw:style-name="fr1" draw:name="graphics2" text:anchor-type="paragraph" svg:x="-0.7626in" svg:y="8.6516in" svg:width="8.45in" svg:height="10.9854in" draw:z-index="0"><draw:image xlink:href="Pictures/10000000000004D8000006DA153A7095.png" xlink:type="simple" xlink:show="embed" xlink:actuate="onLoad"/></draw:frame><draw:control text:anchor-type="paragraph" draw:z-index="1" draw:style-name="gr1" draw:text-style-name="P1" svg:width="0.4598in" svg:height="0.174in" svg:x="1.961in" svg:y="0.0508in" draw:control="control1"/><draw:control text:anchor-type="paragraph" draw:z-index="2" draw:style-name="gr1" draw:text-style-name="P1" svg:width="1.1287in" svg:height="0.1996in" svg:x="4.3744in" svg:y="0.0252in" draw:control="control2"/><draw:control text:anchor-type="paragraph" draw:z-index="3" draw:style-name="gr1" draw:text-style-name="P1" svg:width="1.0335in" svg:height="0.1823in" svg:x="5.8236in" svg:y="0.0425in" draw:control="control3"/><draw:control text:anchor-type="paragraph" draw:z-index="4" draw:style-name="gr1" draw:text-style-name="P1" svg:width="1.1205in" svg:height="0.2087in" svg:x="0.9626in" svg:y="0.702in" draw:control="control4"/><draw:control text:anchor-type="paragraph" draw:z-index="6" draw:style-name="gr1" draw:text-style-name="P1" svg:width="1.1197in" svg:height="0.2087in" svg:x="2.0827in" svg:y="0.702in" draw:control="control5"/><draw:control text:anchor-type="paragraph" draw:z-index="7" draw:style-name="gr1" draw:text-style-name="P1" svg:width="1.1197in" svg:height="0.2087in" svg:x="3.202in" svg:y="0.702in" draw:control="control6"/><draw:control text:anchor-type="paragraph" draw:z-index="8" draw:style-name="gr1" draw:text-style-name="P1" svg:width="2.5268in" svg:height="0.2169in" svg:x="4.3217in" svg:y="0.702in" draw:control="control7"/><draw:control text:anchor-type="paragraph" draw:z-index="9" draw:style-name="gr1" draw:text-style-name="P1" svg:width="1.1287in" svg:height="0.2087in" svg:x="0.9626in" svg:y="0.9102in" draw:control="control8"/><draw:control text:anchor-type="paragraph" draw:z-index="10" draw:style-name="gr1" draw:text-style-name="P1" svg:width="1.1114in" svg:height="0.2087in" svg:x="2.0909in" svg:y="0.9102in" draw:control="control9"/><draw:control text:anchor-type="paragraph" draw:z-index="11" draw:style-name="gr1" draw:text-style-name="P1" svg:width="1.1197in" svg:height="0.1996in" svg:x="3.202in" svg:y="0.9102in" draw:control="control10"/><draw:control text:anchor-type="paragraph" draw:z-index="12" draw:style-name="gr1" draw:text-style-name="P1" svg:width="2.5268in" svg:height="0.1913in" svg:x="4.3217in" svg:y="0.9189in" draw:control="control11"/><draw:control text:anchor-type="paragraph" draw:z-index="13" draw:style-name="gr1" draw:text-style-name="P1" svg:width="1.1197in" svg:height="0.1996in" svg:x="0.9626in" svg:y="1.1189in" draw:control="control12"/><draw:control text:anchor-type="paragraph" draw:z-index="14" draw:style-name="gr1" draw:text-style-name="P1" svg:width="1.1205in" svg:height="0.1913in" svg:x="2.0819in" svg:y="1.1189in" draw:control="control13"/><draw:control text:anchor-type="paragraph" draw:z-index="15" draw:style-name="gr1" draw:text-style-name="P1" svg:width="1.1114in" svg:height="0.2087in" svg:x="3.202in" svg:y="1.1098in" draw:control="control14"/><draw:control text:anchor-type="paragraph" draw:z-index="16" draw:style-name="gr1" draw:text-style-name="P1" svg:width="2.526in" svg:height="0.2087in" svg:x="4.3134in" svg:y="1.1098in" draw:control="control15"/><draw:control text:anchor-type="paragraph" draw:z-index="17" draw:style-name="gr1" draw:text-style-name="P1" svg:width="1.1197in" svg:height="0.2004in" svg:x="0.9626in" svg:y="1.3181in" draw:control="control16"/><draw:control text:anchor-type="paragraph" draw:z-index="18" draw:style-name="gr1" draw:text-style-name="P1" svg:width="1.1205in" svg:height="0.2087in" svg:x="2.0819in" svg:y="1.3098in" draw:control="control17"/><draw:control text:anchor-type="paragraph" draw:z-index="19" draw:style-name="gr1" draw:text-style-name="P1" svg:width="1.1114in" svg:height="0.2087in" svg:x="3.202in" svg:y="1.3098in" draw:control="control18"/><draw:control text:anchor-type="paragraph" draw:z-index="20" draw:style-name="gr1" draw:text-style-name="P1" svg:width="2.526in" svg:height="0.2004in" svg:x="4.3134in" svg:y="1.3181in" draw:control="control19"/><draw:control text:anchor-type="paragraph" draw:z-index="21" draw:style-name="gr1" draw:text-style-name="P1" svg:width="1.1197in" svg:height="0.2087in" svg:x="0.9626in" svg:y="1.5181in" draw:control="control20"/><draw:control text:anchor-type="paragraph" draw:z-index="22" draw:style-name="gr1" draw:text-style-name="P1" svg:width="1.1205in" svg:height="0.2087in" svg:x="2.0819in" svg:y="1.5181in" draw:control="control21"/><draw:control text:anchor-type="paragraph" draw:z-index="23" draw:style-name="gr1" draw:text-style-name="P1" svg:width="1.1114in" svg:height="0.1996in" svg:x="3.202in" svg:y="1.5181in" draw:control="control22"/><draw:control text:anchor-type="paragraph" draw:z-index="24" draw:style-name="gr1" draw:text-style-name="P1" svg:width="2.5524in" svg:height="0.1996in" svg:x="4.3134in" svg:y="1.5181in" draw:control="control23"/><draw:control text:anchor-type="paragraph" draw:z-index="25" draw:style-name="gr1" draw:text-style-name="P1" svg:width="1.1197in" svg:height="0.1996in" svg:x="0.9626in" svg:y="1.7264in" draw:control="control24"/><draw:control text:anchor-type="paragraph" draw:z-index="26" draw:style-name="gr1" draw:text-style-name="P1" svg:width="1.1205in" svg:height="0.1996in" svg:x="2.0819in" svg:y="1.7264in" draw:control="control25"/><draw:control text:anchor-type="paragraph" draw:z-index="27" draw:style-name="gr1" draw:text-style-name="P1" svg:width="1.1114in" svg:height="0.2087in" svg:x="3.202in" svg:y="1.7173in" draw:control="control26"/><draw:control text:anchor-type="paragraph" draw:z-index="28" draw:style-name="gr1" draw:text-style-name="P1" svg:width="2.5524in" svg:height="0.2087in" svg:x="4.3134in" svg:y="1.7173in" draw:control="control27"/><draw:control text:anchor-type="paragraph" draw:z-index="29" draw:style-name="gr1" draw:text-style-name="P1" svg:width="1.1197in" svg:height="0.2004in" svg:x="0.9626in" svg:y="1.9256in" draw:control="control28"/><draw:control text:anchor-type="paragraph" draw:z-index="30" draw:style-name="gr1" draw:text-style-name="P1" svg:width="1.1205in" svg:height="0.2004in" svg:x="2.0819in" svg:y="1.9256in" draw:control="control29"/><draw:control text:anchor-type="paragraph" draw:z-index="31" draw:style-name="gr1" draw:text-style-name="P1" svg:width="1.1114in" svg:height="0.2004in" svg:x="3.202in" svg:y="1.9256in" draw:control="control30"/><draw:control text:anchor-type="paragraph" draw:z-index="32" draw:style-name="gr1" draw:text-style-name="P1" svg:width="2.5524in" svg:height="0.1913in" svg:x="4.3134in" svg:y="1.9256in" draw:control="control31"/><draw:control text:anchor-type="paragraph" draw:z-index="33" draw:style-name="gr1" draw:text-style-name="P1" svg:width="6.2941in" svg:height="1.0512in" svg:x="0.5717in" svg:y="2.6374in" draw:control="control32"/><draw:control text:anchor-type="paragraph" draw:z-index="34" draw:style-name="gr1" draw:text-style-name="P1" svg:width="6.3024in" svg:height="1.0248in" svg:x="0.5717in" svg:y="3.6882in" draw:control="control33"/><draw:control text:anchor-type="paragraph" draw:z-index="35" draw:style-name="gr1" draw:text-style-name="P1" svg:width="6.3114in" svg:height="1.0421in" svg:x="0.5717in" svg:y="4.7126in" draw:control="control34"/><draw:control text:anchor-type="paragraph" draw:z-index="36" draw:style-name="gr1" draw:text-style-name="P1" svg:width="6.285in" svg:height="1.0331in" svg:x="0.5717in" svg:y="5.7543in" draw:control="control35"/><draw:control text:anchor-type="paragraph" draw:z-index="37" draw:style-name="gr1" draw:text-style-name="P1" svg:width="6.285in" svg:height="1.0335in" svg:x="0.5717in" svg:y="6.7866in" draw:control="control36"/><draw:control text:anchor-type="paragraph" draw:z-index="38" draw:style-name="gr1" draw:text-style-name="P1" svg:width="6.2768in" svg:height="1.0331in" svg:x="0.5717in" svg:y="7.8201in" draw:control="control37"/><draw:control text:anchor-type="paragraph" draw:z-index="39" draw:style-name="gr1" draw:text-style-name="P1" svg:width="2.3358in" svg:height="0.2689in" svg:x="0.1028in" svg:y="9.1047in" draw:control="control38"/><draw:control text:anchor-type="paragraph" draw:z-index="40" draw:style-name="gr1" draw:text-style-name="P1" svg:width="2.387in" svg:height="0.2689in" svg:x="2.4382in" svg:y="9.1047in" draw:control="control39"/><draw:control text:anchor-type="paragraph" draw:z-index="41" draw:style-name="gr1" draw:text-style-name="P1" svg:width="2.0406in" svg:height="0.2689in" svg:x="4.8252in" svg:y="9.1047in" draw:control="control40"/></text:p>
      <text:p text:style-name="tagesberichte"><draw:frame draw:style-name="fr2" draw:name="graphics3" text:anchor-type="paragraph" svg:width="8.4752in" svg:height="11in" draw:z-index="42"><draw:image xlink:href="Pictures/10000000000004D8000006DA153A7095.png" xlink:type="simple" xlink:show="embed" xlink:actuate="onLoad"/></draw:frame><draw:control text:anchor-type="paragraph" draw:z-index="43" draw:style-name="gr1" draw:text-style-name="P1" svg:width="0.4169in" svg:height="0.2087in" svg:x="2.4209in" svg:y="0.0429in" draw:control="control41"/><draw:control text:anchor-type="paragraph" draw:z-index="44" draw:style-name="gr1" draw:text-style-name="P1" svg:width="0.9807in" svg:height="0.2177in" svg:x="4.5909in" svg:y="0.0339in" draw:control="control42"/><draw:control text:anchor-type="paragraph" draw:z-index="45" draw:style-name="gr1" draw:text-style-name="P1" svg:width="0.9551in" svg:height="0.226in" svg:x="5.8665in" svg:y="0.0339in" draw:control="control43"/><draw:control text:anchor-type="paragraph" draw:z-index="46" draw:style-name="gr1" draw:text-style-name="P1" svg:width="6.3543in" svg:height="1.285in" svg:x="0.511in" svg:y="0.9366in" draw:control="control44"/><draw:control text:anchor-type="paragraph" draw:z-index="47" draw:style-name="gr1" draw:text-style-name="P1" svg:width="6.3717in" svg:height="1.2504in" svg:x="0.511in" svg:y="2.2217in" draw:control="control45"/><draw:control text:anchor-type="paragraph" draw:z-index="48" draw:style-name="gr1" draw:text-style-name="P1" svg:width="6.3717in" svg:height="1.2594in" svg:x="0.511in" svg:y="3.4717in" draw:control="control46"/><draw:control text:anchor-type="paragraph" draw:z-index="49" draw:style-name="gr1" draw:text-style-name="P1" svg:width="6.3803in" svg:height="1.2677in" svg:x="0.511in" svg:y="4.7307in" draw:control="control47"/><draw:control text:anchor-type="paragraph" draw:z-index="50" draw:style-name="gr1" draw:text-style-name="P1" svg:width="6.3803in" svg:height="1.2677in" svg:x="0.511in" svg:y="5.998in" draw:control="control48"/><draw:control text:anchor-type="paragraph" draw:z-index="51" draw:style-name="gr1" draw:text-style-name="P1" svg:width="6.363in" svg:height="1.2587in" svg:x="0.511in" svg:y="7.2654in" draw:control="control49"/><draw:control text:anchor-type="paragraph" draw:z-index="52" draw:style-name="gr1" draw:text-style-name="P1" svg:width="2.2224in" svg:height="0.3386in" svg:x="0.0598in" svg:y="9.0535in" draw:control="control50"/><draw:control text:anchor-type="paragraph" draw:z-index="53" draw:style-name="gr1" draw:text-style-name="P1" svg:width="2.4134in" svg:height="0.3303in" svg:x="2.2819in" svg:y="9.0535in" draw:control="control51"/><draw:control text:anchor-type="paragraph" draw:z-index="54" draw:style-name="gr1" draw:text-style-name="P1" svg:width="2.1358in" svg:height="0.3303in" svg:x="4.6953in" svg:y="9.0535in" draw:control="control5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gesberichte" style:family="paragraph" style:parent-style-name="Standard" style:class="text">
      <style:paragraph-properties fo:line-height="0.1in">
        <style:tab-stops/>
      </style:paragraph-properties>
      <style:text-properties fo:font-size="8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thar Langer</meta:initial-creator>
    <meta:creation-date>2012-09-21T13:23:08</meta:creation-date>
    <dc:date>2013-02-10T18:03:28</dc:date>
    <dc:creator>Lothar Langer</dc:creator>
    <meta:editing-duration>PT64H22M05S</meta:editing-duration>
    <meta:editing-cycles>7</meta:editing-cycles>
    <meta:generator>OpenOffice.org/3.2$Unix OpenOffice.org_project/320m12$Build-9483</meta:generator>
    <meta:document-statistic meta:table-count="0" meta:image-count="3" meta:object-count="0" meta:page-count="2" meta:paragraph-count="0" meta:word-count="0" meta:character-count="0"/>
  </office:meta>
</office:document-meta>
</file>